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9676" officeooo:paragraph-rsid="00159676" style:font-weight-asian="bold" style:font-weight-complex="bold"/>
    </style:style>
    <style:style style:name="P2" style:family="paragraph" style:parent-style-name="Standard">
      <style:text-properties fo:font-weight="normal" officeooo:rsid="00159676" officeooo:paragraph-rsid="00159676" style:font-weight-asian="normal" style:font-weight-complex="normal"/>
    </style:style>
    <style:style style:name="P3" style:family="paragraph" style:parent-style-name="Standard">
      <style:text-properties fo:color="#000000" fo:font-weight="normal" officeooo:paragraph-rsid="001682e3" style:font-weight-asian="normal" style:font-weight-complex="normal"/>
    </style:style>
    <style:style style:name="P4" style:family="paragraph" style:parent-style-name="Standard">
      <style:text-properties fo:color="#000000" fo:font-weight="normal" officeooo:rsid="001682e3" officeooo:paragraph-rsid="001682e3" style:font-weight-asian="normal" style:font-weight-complex="normal"/>
    </style:style>
    <style:style style:name="P5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1a7dd6" officeooo:paragraph-rsid="001a7dd6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000000" fo:font-size="12pt" fo:font-weight="normal" officeooo:rsid="001b266a" officeooo:paragraph-rsid="001b266a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ff8000" fo:font-weight="normal" officeooo:rsid="00159676" officeooo:paragraph-rsid="00159676" style:font-weight-asian="normal" style:font-weight-complex="normal"/>
    </style:style>
    <style:style style:name="P8" style:family="paragraph" style:parent-style-name="Standard">
      <style:text-properties fo:color="#2a6099" fo:font-weight="bold" officeooo:rsid="001682e3" officeooo:paragraph-rsid="001682e3" style:font-weight-asian="bold" style:font-weight-complex="bold"/>
    </style:style>
    <style:style style:name="P9" style:family="paragraph" style:parent-style-name="Standard">
      <style:text-properties fo:color="#2a6099" fo:font-style="normal" fo:font-weight="normal" officeooo:rsid="001682e3" officeooo:paragraph-rsid="001682e3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2a6099" fo:font-style="normal" fo:font-weight="bold" officeooo:rsid="001682e3" officeooo:paragraph-rsid="001682e3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color="#2a6099" fo:font-size="14pt" fo:font-weight="bold" officeooo:rsid="001a7dd6" officeooo:paragraph-rsid="001a7dd6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2a6099" officeooo:paragraph-rsid="001a7dd6"/>
    </style:style>
    <style:style style:name="P13" style:family="paragraph" style:parent-style-name="Standard">
      <style:text-properties officeooo:paragraph-rsid="001682e3"/>
    </style:style>
    <style:style style:name="P14" style:family="paragraph" style:parent-style-name="Standard">
      <style:text-properties fo:font-size="14pt" fo:font-weight="bold" officeooo:rsid="00159676" officeooo:paragraph-rsid="001682e3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59676" officeooo:paragraph-rsid="00159676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59676" officeooo:paragraph-rsid="001a7dd6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1a7dd6" officeooo:paragraph-rsid="001a7dd6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style:text-underline-style="solid" style:text-underline-width="auto" style:text-underline-color="font-color" fo:font-weight="bold" officeooo:rsid="001a7dd6" officeooo:paragraph-rsid="001a7dd6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2pt" fo:font-weight="normal" officeooo:rsid="001682e3" officeooo:paragraph-rsid="001a7dd6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682e3" officeooo:paragraph-rsid="00159676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fo:font-size="12pt" fo:font-weight="normal" officeooo:rsid="001682e3" officeooo:paragraph-rsid="001a7dd6" style:font-size-asian="12pt" style:font-weight-asian="normal" style:font-size-complex="12pt" style:font-weight-complex="normal"/>
    </style:style>
    <style:style style:name="P22" style:family="paragraph" style:parent-style-name="Standard" style:list-style-name="L7">
      <style:text-properties fo:font-size="12pt" style:text-underline-style="none" fo:font-weight="normal" officeooo:rsid="001c6286" officeooo:paragraph-rsid="001e3da9" style:font-size-asian="10.5pt" style:font-weight-asian="normal" style:font-size-complex="12pt" style:font-weight-complex="normal"/>
    </style:style>
    <style:style style:name="P23" style:family="paragraph" style:parent-style-name="Standard" style:list-style-name="L11">
      <style:text-properties fo:font-size="12pt" style:text-underline-style="none" fo:font-weight="normal" officeooo:rsid="001c6286" officeooo:paragraph-rsid="001e3da9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1c6286" officeooo:paragraph-rsid="001e3da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1e3da9" officeooo:paragraph-rsid="001e3da9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4pt" style:text-underline-style="solid" style:text-underline-width="auto" style:text-underline-color="font-color" fo:font-weight="bold" officeooo:rsid="001682e3" officeooo:paragraph-rsid="001a7dd6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style:text-underline-style="solid" style:text-underline-width="auto" style:text-underline-color="font-color" fo:font-weight="bold" officeooo:rsid="001682e3" officeooo:paragraph-rsid="001e3da9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style:text-underline-style="solid" style:text-underline-width="auto" style:text-underline-color="font-color" fo:font-weight="bold" officeooo:rsid="001c6286" officeooo:paragraph-rsid="001e3da9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style:text-underline-style="solid" style:text-underline-width="auto" style:text-underline-color="font-color" fo:font-weight="bold" officeooo:rsid="001e3da9" officeooo:paragraph-rsid="001e3da9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style:text-underline-style="solid" style:text-underline-width="auto" style:text-underline-color="font-color" fo:font-weight="bold" officeooo:rsid="001a7dd6" officeooo:paragraph-rsid="002426c8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style:text-underline-style="none" fo:font-weight="bold" officeooo:rsid="001a7dd6" officeooo:paragraph-rsid="002426c8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1a7dd6" officeooo:paragraph-rsid="001a7dd6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1a7dd6" officeooo:paragraph-rsid="001e3da9" style:font-size-asian="14pt" style:font-weight-asian="bold" style:font-size-complex="14pt" style:font-weight-complex="bold"/>
    </style:style>
    <style:style style:name="P34" style:family="paragraph" style:parent-style-name="Standard" style:list-style-name="L2">
      <style:text-properties officeooo:paragraph-rsid="00159676"/>
    </style:style>
    <style:style style:name="P35" style:family="paragraph" style:parent-style-name="Standard" style:list-style-name="L2">
      <style:text-properties fo:font-weight="bold" officeooo:paragraph-rsid="00159676" style:font-weight-asian="bold" style:font-weight-complex="bold"/>
    </style:style>
    <style:style style:name="P36" style:family="paragraph" style:parent-style-name="Standard" style:list-style-name="L2">
      <style:text-properties fo:font-weight="bold" officeooo:rsid="00159676" officeooo:paragraph-rsid="00159676" style:font-weight-asian="bold" style:font-weight-complex="bold"/>
    </style:style>
    <style:style style:name="P37" style:family="paragraph" style:parent-style-name="Standard">
      <style:text-properties fo:font-weight="bold" officeooo:rsid="00159676" officeooo:paragraph-rsid="00159676" style:font-weight-asian="bold" style:font-weight-complex="bold"/>
    </style:style>
    <style:style style:name="P38" style:family="paragraph" style:parent-style-name="Standard" style:list-style-name="L2">
      <style:text-properties fo:font-weight="normal" officeooo:rsid="00159676" officeooo:paragraph-rsid="00159676" style:font-weight-asian="normal" style:font-weight-complex="normal"/>
    </style:style>
    <style:style style:name="P39" style:family="paragraph" style:parent-style-name="Standard" style:list-style-name="L2">
      <style:text-properties fo:font-weight="normal" officeooo:rsid="00159676" officeooo:paragraph-rsid="001b266a" style:font-weight-asian="normal" style:font-weight-complex="normal"/>
    </style:style>
    <style:style style:name="P40" style:family="paragraph" style:parent-style-name="Standard" style:list-style-name="L2">
      <style:text-properties fo:color="#ff8000" fo:font-weight="normal" officeooo:rsid="00159676" officeooo:paragraph-rsid="00159676" style:font-weight-asian="normal" style:font-weight-complex="normal"/>
    </style:style>
    <style:style style:name="P41" style:family="paragraph" style:parent-style-name="Standard" style:list-style-name="L2">
      <style:text-properties fo:color="#ff8000" fo:font-weight="normal" officeooo:rsid="00159676" officeooo:paragraph-rsid="001b266a" style:font-weight-asian="normal" style:font-weight-complex="normal"/>
    </style:style>
    <style:style style:name="P42" style:family="paragraph" style:parent-style-name="Standard" style:list-style-name="L2">
      <style:text-properties fo:color="#ff8000" fo:font-size="12pt" fo:font-weight="normal" officeooo:rsid="00159676" officeooo:paragraph-rsid="001b266a" style:font-size-asian="12pt" style:font-weight-asian="normal" style:font-size-complex="12pt" style:font-weight-complex="normal"/>
    </style:style>
    <style:style style:name="P43" style:family="paragraph" style:parent-style-name="Standard" style:list-style-name="L2">
      <style:text-properties fo:color="#ff8000" fo:font-size="12pt" fo:font-weight="normal" officeooo:rsid="001b266a" officeooo:paragraph-rsid="001b266a" style:font-size-asian="12pt" style:font-weight-asian="normal" style:font-size-complex="12pt" style:font-weight-complex="normal"/>
    </style:style>
    <style:style style:name="P44" style:family="paragraph" style:parent-style-name="Standard" style:list-style-name="L5">
      <style:text-properties fo:color="#ff8000" fo:font-size="12pt" style:text-underline-style="none" fo:font-weight="normal" officeooo:rsid="001a7dd6" officeooo:paragraph-rsid="001a7dd6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color="#ff8000" fo:font-style="normal" style:text-underline-style="solid" style:text-underline-width="auto" style:text-underline-color="font-color" fo:font-weight="bold" officeooo:rsid="001b266a" officeooo:paragraph-rsid="001b266a" style:font-style-asian="normal" style:font-weight-asian="bold" style:font-style-complex="normal" style:font-weight-complex="bold"/>
    </style:style>
    <style:style style:name="P46" style:family="paragraph" style:parent-style-name="Standard" style:list-style-name="L10">
      <style:text-properties fo:color="#ff8000" fo:font-style="normal" style:text-underline-style="solid" style:text-underline-width="auto" style:text-underline-color="font-color" fo:font-weight="bold" officeooo:rsid="001b266a" officeooo:paragraph-rsid="001b266a" style:font-style-asian="normal" style:font-weight-asian="bold" style:font-style-complex="normal" style:font-weight-complex="bold"/>
    </style:style>
    <style:style style:name="P47" style:family="paragraph" style:parent-style-name="Standard" style:list-style-name="L2">
      <style:text-properties fo:color="#000000" fo:font-weight="normal" officeooo:rsid="00159676" officeooo:paragraph-rsid="00159676" style:font-weight-asian="normal" style:font-weight-complex="normal"/>
    </style:style>
    <style:style style:name="P48" style:family="paragraph" style:parent-style-name="Standard" style:list-style-name="L2">
      <style:text-properties fo:color="#000000" fo:font-weight="normal" officeooo:rsid="00159676" officeooo:paragraph-rsid="001b266a" style:font-weight-asian="normal" style:font-weight-complex="normal"/>
    </style:style>
    <style:style style:name="P49" style:family="paragraph" style:parent-style-name="Standard" style:list-style-name="L3">
      <style:text-properties fo:color="#000000" fo:font-weight="normal" officeooo:rsid="001682e3" officeooo:paragraph-rsid="001682e3" style:font-weight-asian="normal" style:font-weight-complex="normal"/>
    </style:style>
    <style:style style:name="P50" style:family="paragraph" style:parent-style-name="Standard" style:list-style-name="L3">
      <style:text-properties fo:color="#000000" fo:font-weight="normal" officeooo:rsid="001682e3" officeooo:paragraph-rsid="00177bbd" style:font-weight-asian="normal" style:font-weight-complex="normal"/>
    </style:style>
    <style:style style:name="P51" style:family="paragraph" style:parent-style-name="Standard" style:list-style-name="L3">
      <style:text-properties fo:color="#000000" fo:font-weight="normal" officeooo:rsid="00177bbd" officeooo:paragraph-rsid="00177bbd" style:font-weight-asian="normal" style:font-weight-complex="normal"/>
    </style:style>
    <style:style style:name="P52" style:family="paragraph" style:parent-style-name="Standard" style:list-style-name="L2">
      <style:text-properties fo:color="#000000" fo:font-style="normal" fo:font-weight="normal" officeooo:rsid="001682e3" officeooo:paragraph-rsid="001682e3" style:font-style-asian="normal" style:font-weight-asian="normal" style:font-style-complex="normal" style:font-weight-complex="normal"/>
    </style:style>
    <style:style style:name="P53" style:family="paragraph" style:parent-style-name="Standard" style:list-style-name="L9">
      <style:text-properties fo:color="#000000" fo:font-style="normal" style:text-underline-style="none" fo:font-weight="normal" officeooo:rsid="001cfff9" officeooo:paragraph-rsid="001cfff9" style:font-style-asian="normal" style:font-weight-asian="normal" style:font-style-complex="normal" style:font-weight-complex="normal"/>
    </style:style>
    <style:style style:name="P54" style:family="paragraph" style:parent-style-name="Standard" style:list-style-name="L9">
      <style:text-properties fo:color="#000000" fo:font-style="normal" style:text-underline-style="none" fo:font-weight="normal" officeooo:rsid="001e3da9" officeooo:paragraph-rsid="001e3da9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color="#000000" fo:font-style="normal" style:text-underline-style="none" fo:font-weight="normal" officeooo:rsid="001e3da9" officeooo:paragraph-rsid="001e3da9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color="#000000" fo:font-style="normal" style:text-underline-style="none" fo:font-weight="normal" officeooo:rsid="001e3da9" officeooo:paragraph-rsid="001fc157" style:font-style-asian="normal" style:font-weight-asian="normal" style:font-style-complex="normal" style:font-weight-complex="normal"/>
    </style:style>
    <style:style style:name="P57" style:family="paragraph" style:parent-style-name="Standard" style:list-style-name="L12">
      <style:text-properties fo:color="#000000" fo:font-style="normal" style:text-underline-style="none" fo:font-weight="normal" officeooo:rsid="001e3da9" officeooo:paragraph-rsid="00226c48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color="#000000" fo:font-style="normal" style:text-underline-style="none" fo:font-weight="normal" officeooo:rsid="001e3da9" officeooo:paragraph-rsid="00226c48" style:font-style-asian="normal" style:font-weight-asian="normal" style:font-style-complex="normal" style:font-weight-complex="normal"/>
    </style:style>
    <style:style style:name="P59" style:family="paragraph" style:parent-style-name="Standard" style:list-style-name="L9">
      <style:text-properties fo:color="#000000" fo:font-style="normal" style:text-underline-style="none" fo:font-weight="normal" officeooo:rsid="001fc157" officeooo:paragraph-rsid="001cfff9" style:font-style-asian="normal" style:font-weight-asian="normal" style:font-style-complex="normal" style:font-weight-complex="normal"/>
    </style:style>
    <style:style style:name="P60" style:family="paragraph" style:parent-style-name="Standard" style:list-style-name="L9">
      <style:text-properties fo:color="#000000" fo:font-style="normal" style:text-underline-style="none" fo:font-weight="normal" officeooo:rsid="001fc157" officeooo:paragraph-rsid="001fc157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color="#000000" fo:font-style="normal" style:text-underline-style="none" fo:font-weight="normal" officeooo:rsid="001fc157" officeooo:paragraph-rsid="001fc157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color="#000000" fo:font-style="normal" style:text-underline-style="none" fo:font-weight="normal" officeooo:rsid="001fc157" officeooo:paragraph-rsid="00209dbb" style:font-style-asian="normal" style:font-weight-asian="normal" style:font-style-complex="normal" style:font-weight-complex="normal"/>
    </style:style>
    <style:style style:name="P63" style:family="paragraph" style:parent-style-name="Standard" style:list-style-name="L2">
      <style:text-properties fo:color="#000000" fo:font-size="12pt" fo:font-weight="bold" officeooo:rsid="001b266a" officeooo:paragraph-rsid="001b266a" style:font-size-asian="12pt" style:font-weight-asian="bold" style:font-size-complex="12pt" style:font-weight-complex="bold"/>
    </style:style>
    <style:style style:name="P64" style:family="paragraph" style:parent-style-name="Standard" style:list-style-name="L2">
      <style:text-properties fo:color="#000000" fo:font-size="12pt" fo:font-weight="normal" officeooo:rsid="001b266a" officeooo:paragraph-rsid="001b266a" style:font-size-asian="12pt" style:font-weight-asian="normal" style:font-size-complex="12pt" style:font-weight-complex="normal"/>
    </style:style>
    <style:style style:name="P65" style:family="paragraph" style:parent-style-name="Standard" style:list-style-name="L2">
      <style:text-properties fo:color="#000000" fo:font-size="12pt" fo:font-weight="normal" officeooo:rsid="00159676" officeooo:paragraph-rsid="001b266a" style:font-size-asian="12pt" style:font-weight-asian="normal" style:font-size-complex="12pt" style:font-weight-complex="normal"/>
    </style:style>
    <style:style style:name="P66" style:family="paragraph" style:parent-style-name="Standard" style:list-style-name="L15">
      <style:text-properties fo:color="#000000" fo:font-size="12pt" fo:font-weight="normal" officeooo:rsid="002d6da3" officeooo:paragraph-rsid="002d6da3" style:font-size-asian="12pt" style:font-weight-asian="normal" style:font-size-complex="12pt" style:font-weight-complex="normal"/>
    </style:style>
    <style:style style:name="P67" style:family="paragraph" style:parent-style-name="Standard">
      <style:text-properties fo:color="#000000" fo:font-size="12pt" fo:font-weight="normal" officeooo:rsid="002d6da3" officeooo:paragraph-rsid="002426c8" style:font-size-asian="12pt" style:font-weight-asian="normal" style:font-size-complex="12pt" style:font-weight-complex="normal"/>
    </style:style>
    <style:style style:name="P68" style:family="paragraph" style:parent-style-name="Standard" style:list-style-name="L5">
      <style:text-properties fo:color="#000000" fo:font-size="12pt" style:text-underline-style="none" fo:font-weight="bold" officeooo:rsid="001a7dd6" officeooo:paragraph-rsid="001a7dd6" style:font-size-asian="10.5pt" style:font-weight-asian="bold" style:font-size-complex="12pt" style:font-weight-complex="bold"/>
    </style:style>
    <style:style style:name="P69" style:family="paragraph" style:parent-style-name="Standard" style:list-style-name="L5">
      <style:text-properties fo:color="#000000" fo:font-size="12pt" style:text-underline-style="none" fo:font-weight="normal" officeooo:rsid="001a7dd6" officeooo:paragraph-rsid="001a7dd6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color="#000000" fo:font-size="12pt" style:text-underline-style="none" fo:font-weight="normal" officeooo:rsid="001a7dd6" officeooo:paragraph-rsid="001a7dd6" style:font-size-asian="10.5pt" style:font-weight-asian="normal" style:font-size-complex="12pt" style:font-weight-complex="normal"/>
    </style:style>
    <style:style style:name="P71" style:family="paragraph" style:parent-style-name="Standard" style:list-style-name="L5">
      <style:text-properties fo:color="#000000" fo:font-size="12pt" style:text-underline-style="none" fo:font-weight="normal" officeooo:rsid="001b266a" officeooo:paragraph-rsid="001b266a" style:font-size-asian="10.5pt" style:font-weight-asian="normal" style:font-size-complex="12pt" style:font-weight-complex="normal"/>
    </style:style>
    <style:style style:name="P72" style:family="paragraph" style:parent-style-name="Standard" style:list-style-name="L11">
      <style:text-properties fo:color="#000000" fo:font-size="12pt" style:text-underline-style="none" fo:font-weight="normal" officeooo:rsid="001c6286" officeooo:paragraph-rsid="001e3da9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color="#000000" fo:font-size="12pt" style:text-underline-style="none" fo:font-weight="normal" officeooo:rsid="001682e3" officeooo:paragraph-rsid="001e3da9" style:font-size-asian="10.5pt" style:font-weight-asian="normal" style:font-size-complex="12pt" style:font-weight-complex="normal"/>
    </style:style>
    <style:style style:name="P74" style:family="paragraph" style:parent-style-name="Standard" style:list-style-name="L5">
      <style:text-properties fo:color="#000000" fo:font-size="12pt" style:text-underline-style="none" fo:font-weight="normal" officeooo:rsid="002c4a6a" officeooo:paragraph-rsid="002c4a6a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color="#000000" fo:font-size="12pt" fo:font-style="italic" fo:font-weight="normal" officeooo:rsid="002c4a6a" officeooo:paragraph-rsid="002c4a6a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 style:list-style-name="L13">
      <style:text-properties fo:color="#000000" officeooo:rsid="002426c8" officeooo:paragraph-rsid="002a1519"/>
    </style:style>
    <style:style style:name="P77" style:family="paragraph" style:parent-style-name="Standard">
      <style:text-properties fo:color="#000000" officeooo:rsid="002426c8" officeooo:paragraph-rsid="002426c8"/>
    </style:style>
    <style:style style:name="P78" style:family="paragraph" style:parent-style-name="Standard" style:list-style-name="L13">
      <style:text-properties fo:color="#000000" officeooo:rsid="002a1519" officeooo:paragraph-rsid="002a1519"/>
    </style:style>
    <style:style style:name="P79" style:family="paragraph" style:parent-style-name="Standard" style:list-style-name="L2">
      <style:text-properties fo:color="#00a933" fo:font-style="italic" fo:font-weight="normal" officeooo:rsid="001682e3" officeooo:paragraph-rsid="001682e3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color="#666666" fo:font-size="12pt" fo:font-style="italic" fo:font-weight="normal" officeooo:rsid="001b266a" officeooo:paragraph-rsid="001b266a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text-properties fo:color="#666666" fo:font-style="normal" style:text-underline-style="none" fo:font-weight="normal" officeooo:rsid="001cfff9" officeooo:paragraph-rsid="001fc157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color="#666666" fo:font-style="normal" style:text-underline-style="none" fo:font-weight="normal" officeooo:rsid="001cfff9" officeooo:paragraph-rsid="002165e6" style:font-style-asian="normal" style:font-weight-asian="normal" style:font-style-complex="normal" style:font-weight-complex="normal"/>
    </style:style>
    <style:style style:name="P83" style:family="paragraph" style:parent-style-name="Standard" style:list-style-name="L12">
      <style:text-properties fo:color="#666666" officeooo:rsid="0026b6e1" officeooo:paragraph-rsid="0026b6e1"/>
    </style:style>
    <style:style style:name="P84" style:family="paragraph" style:parent-style-name="Standard" style:list-style-name="L2">
      <style:text-properties fo:color="#800080" fo:font-size="12pt" fo:font-weight="normal" officeooo:rsid="001b266a" officeooo:paragraph-rsid="001b266a" style:font-size-asian="12pt" style:font-weight-asian="normal" style:font-size-complex="12pt" style:font-weight-complex="normal"/>
    </style:style>
    <style:style style:name="P85" style:family="paragraph" style:parent-style-name="Standard">
      <style:text-properties fo:color="#800080" fo:font-size="12pt" fo:font-weight="normal" officeooo:rsid="001b266a" officeooo:paragraph-rsid="001b266a" style:font-size-asian="12pt" style:font-weight-asian="normal" style:font-size-complex="12pt" style:font-weight-complex="normal"/>
    </style:style>
    <style:style style:name="P86" style:family="paragraph" style:parent-style-name="Standard" style:list-style-name="L5">
      <style:text-properties fo:color="#800080" fo:font-size="12pt" style:text-underline-style="none" fo:font-weight="normal" officeooo:rsid="001a7dd6" officeooo:paragraph-rsid="001a7dd6" style:font-size-asian="10.5pt" style:font-weight-asian="normal" style:font-size-complex="12pt" style:font-weight-complex="normal"/>
    </style:style>
    <style:style style:name="P87" style:family="paragraph" style:parent-style-name="Standard" style:list-style-name="L3">
      <style:text-properties fo:color="#800080" fo:font-weight="normal" officeooo:rsid="00177bbd" officeooo:paragraph-rsid="00177bbd" style:font-weight-asian="normal" style:font-weight-complex="normal"/>
    </style:style>
    <style:style style:name="P88" style:family="paragraph" style:parent-style-name="Standard" style:list-style-name="L9">
      <style:text-properties fo:color="#800080" fo:font-style="normal" style:text-underline-style="none" fo:font-weight="normal" officeooo:rsid="001cfff9" officeooo:paragraph-rsid="001cfff9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color="#800080" fo:font-style="normal" style:text-underline-style="none" fo:font-weight="normal" officeooo:rsid="001cfff9" officeooo:paragraph-rsid="001cfff9" style:font-style-asian="normal" style:font-weight-asian="normal" style:font-style-complex="normal" style:font-weight-complex="normal"/>
    </style:style>
    <style:style style:name="P90" style:family="paragraph" style:parent-style-name="Standard" style:list-style-name="L12">
      <style:text-properties fo:color="#800080" officeooo:rsid="00226c48" officeooo:paragraph-rsid="00226c48"/>
    </style:style>
    <style:style style:name="P91" style:family="paragraph" style:parent-style-name="Standard" style:list-style-name="L12">
      <style:text-properties fo:color="#800080" officeooo:rsid="0023a9ba" officeooo:paragraph-rsid="0023a9ba"/>
    </style:style>
    <style:style style:name="P92" style:family="paragraph" style:parent-style-name="Standard" style:list-style-name="L13">
      <style:text-properties fo:color="#800080" officeooo:rsid="002426c8" officeooo:paragraph-rsid="002a1519"/>
    </style:style>
    <style:style style:name="P93" style:family="paragraph" style:parent-style-name="Standard">
      <style:text-properties fo:color="#800080" officeooo:rsid="002426c8" officeooo:paragraph-rsid="002426c8"/>
    </style:style>
    <style:style style:name="P94" style:family="paragraph" style:parent-style-name="Standard" style:list-style-name="L9">
      <style:text-properties fo:color="#800080" officeooo:rsid="002426c8" officeooo:paragraph-rsid="002426c8"/>
    </style:style>
    <style:style style:name="P95" style:family="paragraph" style:parent-style-name="Standard" style:list-style-name="L13">
      <style:text-properties fo:color="#800080" officeooo:rsid="002a1519" officeooo:paragraph-rsid="002a1519"/>
    </style:style>
    <style:style style:name="P96" style:family="paragraph" style:parent-style-name="Standard">
      <style:text-properties fo:color="#800080" officeooo:rsid="002a1519" officeooo:paragraph-rsid="002a1519"/>
    </style:style>
    <style:style style:name="P97" style:family="paragraph" style:parent-style-name="Standard" style:list-style-name="L13">
      <style:text-properties fo:color="#800080" officeooo:rsid="002a3324" officeooo:paragraph-rsid="002a3324"/>
    </style:style>
    <style:style style:name="P98" style:family="paragraph" style:parent-style-name="Standard">
      <style:text-properties fo:color="#2a6099" fo:font-weight="bold" officeooo:rsid="001682e3" officeooo:paragraph-rsid="001682e3" style:font-weight-asian="bold" style:font-weight-complex="bold"/>
    </style:style>
    <style:style style:name="P99" style:family="paragraph" style:parent-style-name="Standard">
      <style:text-properties fo:color="#2a6099" fo:font-weight="bold" officeooo:rsid="001682e3" officeooo:paragraph-rsid="002165e6" style:font-weight-asian="bold" style:font-weight-complex="bold"/>
    </style:style>
    <style:style style:name="P100" style:family="paragraph" style:parent-style-name="Standard">
      <style:text-properties fo:color="#2a6099" fo:font-style="normal" fo:font-weight="normal" officeooo:rsid="001682e3" officeooo:paragraph-rsid="001682e3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color="#2a6099" fo:font-size="14pt" fo:font-weight="bold" officeooo:rsid="001af5eb" officeooo:paragraph-rsid="001a7dd6" style:font-size-asian="14pt" style:font-weight-asian="bold" style:font-size-complex="14pt" style:font-weight-complex="bold"/>
    </style:style>
    <style:style style:name="P102" style:family="paragraph" style:parent-style-name="Standard">
      <style:text-properties fo:color="#2a6099" officeooo:rsid="002a1519" officeooo:paragraph-rsid="002a1519"/>
    </style:style>
    <style:style style:name="P103" style:family="paragraph" style:parent-style-name="Standard" style:list-style-name="L3">
      <style:text-properties officeooo:rsid="001682e3" officeooo:paragraph-rsid="001682e3"/>
    </style:style>
    <style:style style:name="P104" style:family="paragraph" style:parent-style-name="Standard" style:list-style-name="L4">
      <style:text-properties officeooo:paragraph-rsid="001682e3"/>
    </style:style>
    <style:style style:name="P105" style:family="paragraph" style:parent-style-name="Standard">
      <style:text-properties fo:color="#c9211e" fo:font-size="12pt" fo:font-style="normal" style:text-underline-style="solid" style:text-underline-width="auto" style:text-underline-color="font-color" fo:font-weight="bold" officeooo:rsid="001b266a" officeooo:paragraph-rsid="001b266a" style:font-size-asian="12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>
      <style:text-properties fo:color="#c9211e" officeooo:rsid="002ba4f6" officeooo:paragraph-rsid="002ba4f6"/>
    </style:style>
    <style:style style:name="P107" style:family="paragraph" style:parent-style-name="Standard">
      <style:text-properties fo:color="#c9211e" officeooo:rsid="002d6da3" officeooo:paragraph-rsid="002d6da3"/>
    </style:style>
    <style:style style:name="P108" style:family="paragraph" style:parent-style-name="Standard" style:list-style-name="L5">
      <style:text-properties officeooo:rsid="001a7dd6" officeooo:paragraph-rsid="001a7dd6"/>
    </style:style>
    <style:style style:name="P109" style:family="paragraph" style:parent-style-name="Standard">
      <style:text-properties officeooo:rsid="001b266a" officeooo:paragraph-rsid="001b266a"/>
    </style:style>
    <style:style style:name="P110" style:family="paragraph" style:parent-style-name="Standard" style:list-style-name="L9">
      <style:text-properties officeooo:paragraph-rsid="001cfff9"/>
    </style:style>
    <style:style style:name="P111" style:family="paragraph" style:parent-style-name="Standard" style:list-style-name="L9">
      <style:text-properties officeooo:paragraph-rsid="001fc157"/>
    </style:style>
    <style:style style:name="P112" style:family="paragraph" style:parent-style-name="Standard" style:list-style-name="L9">
      <style:text-properties officeooo:paragraph-rsid="002165e6"/>
    </style:style>
    <style:style style:name="P113" style:family="paragraph" style:parent-style-name="Standard" style:list-style-name="L9">
      <style:text-properties officeooo:paragraph-rsid="00226c48"/>
    </style:style>
    <style:style style:name="P114" style:family="paragraph" style:parent-style-name="Standard">
      <style:text-properties officeooo:rsid="001e3da9" officeooo:paragraph-rsid="001e3da9"/>
    </style:style>
    <style:style style:name="P115" style:family="paragraph" style:parent-style-name="Standard">
      <style:text-properties officeooo:rsid="001fc157" officeooo:paragraph-rsid="001fc157"/>
    </style:style>
    <style:style style:name="P116" style:family="paragraph" style:parent-style-name="Standard" style:list-style-name="L9">
      <style:text-properties officeooo:rsid="001fc157" officeooo:paragraph-rsid="001fc157"/>
    </style:style>
    <style:style style:name="P117" style:family="paragraph" style:parent-style-name="Standard" style:list-style-name="L9">
      <style:text-properties officeooo:rsid="001fc157" officeooo:paragraph-rsid="00261456"/>
    </style:style>
    <style:style style:name="P118" style:family="paragraph" style:parent-style-name="Standard">
      <style:text-properties officeooo:paragraph-rsid="001fc157"/>
    </style:style>
    <style:style style:name="P119" style:family="paragraph" style:parent-style-name="Standard" style:list-style-name="L9">
      <style:text-properties officeooo:rsid="002165e6" officeooo:paragraph-rsid="00261456"/>
    </style:style>
    <style:style style:name="P120" style:family="paragraph" style:parent-style-name="Standard" style:list-style-name="L12">
      <style:text-properties officeooo:rsid="002165e6" officeooo:paragraph-rsid="00226c48"/>
    </style:style>
    <style:style style:name="P121" style:family="paragraph" style:parent-style-name="Standard">
      <style:text-properties officeooo:rsid="002165e6" officeooo:paragraph-rsid="00226c48"/>
    </style:style>
    <style:style style:name="P122" style:family="paragraph" style:parent-style-name="Standard" style:list-style-name="L12">
      <style:text-properties officeooo:rsid="00226c48" officeooo:paragraph-rsid="00226c48"/>
    </style:style>
    <style:style style:name="P123" style:family="paragraph" style:parent-style-name="Standard">
      <style:text-properties officeooo:rsid="00226c48" officeooo:paragraph-rsid="00226c48"/>
    </style:style>
    <style:style style:name="P124" style:family="paragraph" style:parent-style-name="Standard">
      <style:text-properties officeooo:rsid="00226c48" officeooo:paragraph-rsid="0023a9ba"/>
    </style:style>
    <style:style style:name="P125" style:family="paragraph" style:parent-style-name="Standard">
      <style:text-properties officeooo:rsid="00226c48" officeooo:paragraph-rsid="0026385a"/>
    </style:style>
    <style:style style:name="P126" style:family="paragraph" style:parent-style-name="Standard">
      <style:text-properties officeooo:paragraph-rsid="00226c48"/>
    </style:style>
    <style:style style:name="P127" style:family="paragraph" style:parent-style-name="Standard" style:list-style-name="L12">
      <style:text-properties officeooo:paragraph-rsid="00226c48"/>
    </style:style>
    <style:style style:name="P128" style:family="paragraph" style:parent-style-name="Standard" style:list-style-name="L12">
      <style:text-properties officeooo:paragraph-rsid="0023a9ba"/>
    </style:style>
    <style:style style:name="P129" style:family="paragraph" style:parent-style-name="Standard" style:list-style-name="L12">
      <style:text-properties officeooo:rsid="0023a9ba" officeooo:paragraph-rsid="0023a9ba"/>
    </style:style>
    <style:style style:name="P130" style:family="paragraph" style:parent-style-name="Standard">
      <style:text-properties officeooo:rsid="0023a9ba" officeooo:paragraph-rsid="0023a9ba"/>
    </style:style>
    <style:style style:name="P131" style:family="paragraph" style:parent-style-name="Standard">
      <style:text-properties officeooo:paragraph-rsid="002426c8"/>
    </style:style>
    <style:style style:name="P132" style:family="paragraph" style:parent-style-name="Standard" style:list-style-name="L13">
      <style:text-properties officeooo:paragraph-rsid="002426c8"/>
    </style:style>
    <style:style style:name="P133" style:family="paragraph" style:parent-style-name="Standard" style:list-style-name="L13">
      <style:text-properties officeooo:paragraph-rsid="002a1519"/>
    </style:style>
    <style:style style:name="P134" style:family="paragraph" style:parent-style-name="Standard" style:list-style-name="L13">
      <style:text-properties officeooo:paragraph-rsid="002a3324"/>
    </style:style>
    <style:style style:name="P135" style:family="paragraph" style:parent-style-name="Standard" style:list-style-name="L13">
      <style:text-properties officeooo:paragraph-rsid="002d6da3"/>
    </style:style>
    <style:style style:name="P136" style:family="paragraph" style:parent-style-name="Standard" style:list-style-name="L9">
      <style:text-properties officeooo:rsid="002426c8" officeooo:paragraph-rsid="002426c8"/>
    </style:style>
    <style:style style:name="P137" style:family="paragraph" style:parent-style-name="Standard">
      <style:text-properties officeooo:rsid="002426c8" officeooo:paragraph-rsid="002426c8"/>
    </style:style>
    <style:style style:name="P138" style:family="paragraph" style:parent-style-name="Standard" style:list-style-name="L12">
      <style:text-properties officeooo:rsid="0026b6e1" officeooo:paragraph-rsid="0026b6e1"/>
    </style:style>
    <style:style style:name="P139" style:family="paragraph" style:parent-style-name="Standard" style:list-style-name="L12">
      <style:text-properties officeooo:rsid="0026b6e1" officeooo:paragraph-rsid="00283f03"/>
    </style:style>
    <style:style style:name="P140" style:family="paragraph" style:parent-style-name="Standard">
      <style:text-properties officeooo:rsid="0026b6e1" officeooo:paragraph-rsid="0026b6e1"/>
    </style:style>
    <style:style style:name="P141" style:family="paragraph" style:parent-style-name="Standard" style:list-style-name="L13">
      <style:text-properties officeooo:rsid="002a1519" officeooo:paragraph-rsid="002a1519"/>
    </style:style>
    <style:style style:name="P142" style:family="paragraph" style:parent-style-name="Standard">
      <style:text-properties officeooo:paragraph-rsid="002c4a6a"/>
    </style:style>
    <style:style style:name="P143" style:family="paragraph" style:parent-style-name="Standard" style:list-style-name="L14">
      <style:text-properties officeooo:rsid="002d6da3" officeooo:paragraph-rsid="002d6da3"/>
    </style:style>
    <style:style style:name="P144" style:family="paragraph" style:parent-style-name="Standard">
      <style:text-properties officeooo:rsid="002d6da3" officeooo:paragraph-rsid="002d6da3"/>
    </style:style>
    <style:style style:name="P145" style:family="paragraph" style:parent-style-name="Standard" style:list-style-name="L14">
      <style:text-properties officeooo:paragraph-rsid="002c4a6a"/>
    </style:style>
    <style:style style:name="P146" style:family="paragraph" style:parent-style-name="Standard" style:list-style-name="L14">
      <style:text-properties officeooo:paragraph-rsid="002d6da3"/>
    </style:style>
    <style:style style:name="P147" style:family="paragraph" style:parent-style-name="Standard">
      <style:text-properties officeooo:paragraph-rsid="002d6da3"/>
    </style:style>
    <style:style style:name="T1" style:family="text">
      <style:text-properties officeooo:rsid="00159676"/>
    </style:style>
    <style:style style:name="T2" style:family="text">
      <style:text-properties fo:font-weight="normal" officeooo:rsid="00159676" style:font-weight-asian="normal" style:font-weight-complex="normal"/>
    </style:style>
    <style:style style:name="T3" style:family="text">
      <style:text-properties fo:font-weight="normal" officeooo:rsid="001682e3" style:font-weight-asian="normal" style:font-weight-complex="normal"/>
    </style:style>
    <style:style style:name="T4" style:family="text">
      <style:text-properties fo:color="#ff8000"/>
    </style:style>
    <style:style style:name="T5" style:family="text">
      <style:text-properties fo:color="#ff8000" officeooo:rsid="002c4a6a"/>
    </style:style>
    <style:style style:name="T6" style:family="text">
      <style:text-properties officeooo:rsid="001682e3"/>
    </style:style>
    <style:style style:name="T7" style:family="text">
      <style:text-properties fo:color="#2a6099" style:text-underline-style="solid" style:text-underline-width="auto" style:text-underline-color="font-color" fo:font-weight="bold" officeooo:rsid="001682e3" style:font-weight-asian="bold" style:font-weight-complex="bold"/>
    </style:style>
    <style:style style:name="T8" style:family="text">
      <style:text-properties fo:color="#2a6099" style:text-underline-style="solid" style:text-underline-width="auto" style:text-underline-color="font-color" fo:font-weight="bold" officeooo:rsid="001a7dd6" style:font-weight-asian="bold" style:font-weight-complex="bold"/>
    </style:style>
    <style:style style:name="T9" style:family="text">
      <style:text-properties fo:color="#2a6099" style:text-underline-style="solid" style:text-underline-width="auto" style:text-underline-color="font-color" fo:font-weight="bold" officeooo:rsid="001b266a" style:font-weight-asian="bold" style:font-weight-complex="bold"/>
    </style:style>
    <style:style style:name="T10" style:family="text">
      <style:text-properties fo:color="#2a6099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fo:color="#2a6099" fo:font-style="normal" style:text-underline-style="solid" style:text-underline-width="auto" style:text-underline-color="font-color" fo:font-weight="bold" officeooo:rsid="002165e6" style:font-style-asian="normal" style:font-weight-asian="bold" style:font-style-complex="normal" style:font-weight-complex="bold"/>
    </style:style>
    <style:style style:name="T12" style:family="text">
      <style:text-properties fo:color="#2a6099" fo:font-style="normal" fo:font-weight="normal" officeooo:rsid="001682e3" style:font-style-asian="normal" style:font-weight-asian="normal" style:font-style-complex="normal" style:font-weight-complex="normal"/>
    </style:style>
    <style:style style:name="T13" style:family="text">
      <style:text-properties fo:color="#2a6099" fo:font-style="normal" fo:font-weight="normal" officeooo:rsid="002165e6" style:font-style-asian="normal" style:font-weight-asian="normal" style:font-style-complex="normal" style:font-weight-complex="normal"/>
    </style:style>
    <style:style style:name="T14" style:family="text">
      <style:text-properties fo:color="#2a6099" fo:font-style="normal" fo:font-weight="normal" officeooo:rsid="00177bbd" style:font-style-asian="normal" style:font-weight-asian="normal" style:font-style-complex="normal" style:font-weight-complex="normal"/>
    </style:style>
    <style:style style:name="T15" style:family="text">
      <style:text-properties fo:color="#2a6099" fo:font-size="14pt" fo:font-weight="bold" officeooo:rsid="001a7dd6" style:font-size-asian="14pt" style:font-weight-asian="bold" style:font-size-complex="14pt" style:font-weight-complex="bold"/>
    </style:style>
    <style:style style:name="T16" style:family="text">
      <style:text-properties fo:color="#2a6099" fo:font-size="14pt" fo:font-weight="bold" officeooo:rsid="002d6da3" style:font-size-asian="14pt" style:font-weight-asian="bold" style:font-size-complex="14pt" style:font-weight-complex="bold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T19" style:family="text">
      <style:text-properties fo:color="#000000" fo:font-size="12pt" style:text-underline-style="none" fo:font-weight="normal" officeooo:rsid="001af5eb" style:font-size-asian="10.5pt" style:font-weight-asian="normal" style:font-size-complex="12pt" style:font-weight-complex="normal"/>
    </style:style>
    <style:style style:name="T20" style:family="text">
      <style:text-properties fo:color="#000000" fo:font-size="12pt" style:text-underline-style="none" fo:font-weight="normal" officeooo:rsid="001b266a" style:font-size-asian="10.5pt" style:font-weight-asian="normal" style:font-size-complex="12pt" style:font-weight-complex="normal"/>
    </style:style>
    <style:style style:name="T2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color="#000000" fo:font-size="12pt" fo:font-weight="normal" officeooo:rsid="002c4a6a" style:font-size-asian="12pt" style:font-weight-asian="normal" style:font-size-complex="12pt" style:font-weight-complex="normal"/>
    </style:style>
    <style:style style:name="T23" style:family="text">
      <style:text-properties fo:color="#000000" fo:font-size="12pt" fo:font-weight="normal" officeooo:rsid="002d6da3" style:font-size-asian="12pt" style:font-weight-asian="normal" style:font-size-complex="12pt" style:font-weight-complex="normal"/>
    </style:style>
    <style:style style:name="T24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fo:color="#000000" fo:font-size="12pt" fo:font-weight="normal" officeooo:rsid="002426c8" style:font-size-asian="10.5pt" style:font-weight-asian="normal" style:font-size-complex="12pt" style:font-weight-complex="normal"/>
    </style:style>
    <style:style style:name="T26" style:family="text">
      <style:text-properties fo:color="#000000" fo:font-size="12pt" fo:font-weight="normal" officeooo:rsid="002a1519" style:font-size-asian="10.5pt" style:font-weight-asian="normal" style:font-size-complex="12pt" style:font-weight-complex="normal"/>
    </style:style>
    <style:style style:name="T27" style:family="text">
      <style:text-properties fo:color="#000000" fo:font-size="12pt" fo:font-weight="normal" officeooo:rsid="002a3324" style:font-size-asian="10.5pt" style:font-weight-asian="normal" style:font-size-complex="12pt" style:font-weight-complex="normal"/>
    </style:style>
    <style:style style:name="T28" style:family="text">
      <style:text-properties fo:color="#000000" fo:font-size="12pt" fo:font-weight="normal" officeooo:rsid="002d6da3" style:font-size-asian="10.5pt" style:font-weight-asian="normal" style:font-size-complex="12pt" style:font-weight-complex="normal"/>
    </style:style>
    <style:style style:name="T29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color="#000000" fo:font-style="normal" style:text-underline-style="none" fo:font-weight="normal" officeooo:rsid="001cfff9" style:font-style-asian="normal" style:font-weight-asian="normal" style:font-style-complex="normal" style:font-weight-complex="normal"/>
    </style:style>
    <style:style style:name="T31" style:family="text">
      <style:text-properties fo:color="#000000" fo:font-style="normal" style:text-underline-style="none" fo:font-weight="normal" officeooo:rsid="001e3da9" style:font-style-asian="normal" style:font-weight-asian="normal" style:font-style-complex="normal" style:font-weight-complex="normal"/>
    </style:style>
    <style:style style:name="T32" style:family="text">
      <style:text-properties fo:color="#000000" fo:font-style="normal" style:text-underline-style="none" fo:font-weight="normal" officeooo:rsid="001fc157" style:font-style-asian="normal" style:font-weight-asian="normal" style:font-style-complex="normal" style:font-weight-complex="normal"/>
    </style:style>
    <style:style style:name="T33" style:family="text">
      <style:text-properties fo:color="#000000" fo:font-style="normal" style:text-underline-style="none" fo:font-weight="normal" officeooo:rsid="00209dbb" style:font-style-asian="normal" style:font-weight-asian="normal" style:font-style-complex="normal" style:font-weight-complex="normal"/>
    </style:style>
    <style:style style:name="T34" style:family="text">
      <style:text-properties fo:color="#000000" fo:font-style="normal" style:text-underline-style="none" fo:font-weight="normal" officeooo:rsid="00226c48" style:font-style-asian="normal" style:font-weight-asian="normal" style:font-style-complex="normal" style:font-weight-complex="normal"/>
    </style:style>
    <style:style style:name="T35" style:family="text">
      <style:text-properties fo:color="#000000" fo:font-style="normal" style:text-underline-style="none" fo:font-weight="normal" officeooo:rsid="0023a9ba" style:font-style-asian="normal" style:font-weight-asian="normal" style:font-style-complex="normal" style:font-weight-complex="normal"/>
    </style:style>
    <style:style style:name="T36" style:family="text">
      <style:text-properties fo:color="#000000" fo:font-style="normal" style:text-underline-style="none" fo:font-weight="normal" officeooo:rsid="002426c8" style:font-style-asian="normal" style:font-weight-asian="normal" style:font-style-complex="normal" style:font-weight-complex="normal"/>
    </style:style>
    <style:style style:name="T37" style:family="text">
      <style:text-properties fo:color="#000000" fo:font-style="normal" style:text-underline-style="none" fo:font-weight="normal" officeooo:rsid="00261456" style:font-style-asian="normal" style:font-weight-asian="normal" style:font-style-complex="normal" style:font-weight-complex="normal"/>
    </style:style>
    <style:style style:name="T38" style:family="text">
      <style:text-properties fo:color="#000000" fo:font-style="normal" style:text-underline-style="none" fo:font-weight="normal" officeooo:rsid="00283f03" style:font-style-asian="normal" style:font-weight-asian="normal" style:font-style-complex="normal" style:font-weight-complex="normal"/>
    </style:style>
    <style:style style:name="T39" style:family="text">
      <style:text-properties fo:color="#800080" fo:font-weight="normal" style:font-weight-asian="normal" style:font-weight-complex="normal"/>
    </style:style>
    <style:style style:name="T40" style:family="text">
      <style:text-properties fo:color="#800080" fo:font-size="12pt" fo:font-weight="normal" officeooo:rsid="002426c8" style:font-size-asian="10.5pt" style:font-weight-asian="normal" style:font-size-complex="12pt" style:font-weight-complex="normal"/>
    </style:style>
    <style:style style:name="T41" style:family="text">
      <style:text-properties fo:color="#800080" fo:font-size="12pt" fo:font-weight="normal" officeooo:rsid="002a1519" style:font-size-asian="10.5pt" style:font-weight-asian="normal" style:font-size-complex="12pt" style:font-weight-complex="normal"/>
    </style:style>
    <style:style style:name="T4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3" style:family="text">
      <style:text-properties fo:font-size="14pt" fo:font-weight="bold" officeooo:rsid="001af5eb" style:font-size-asian="14pt" style:font-weight-asian="bold" style:font-size-complex="14pt" style:font-weight-complex="bold"/>
    </style:style>
    <style:style style:name="T44" style:family="text">
      <style:text-properties fo:font-size="14pt" fo:font-weight="bold" officeooo:rsid="00159676" style:font-size-asian="14pt" style:font-weight-asian="bold" style:font-size-complex="14pt" style:font-weight-complex="bold"/>
    </style:style>
    <style:style style:name="T45" style:family="text">
      <style:text-properties fo:font-size="14pt" fo:font-weight="bold" officeooo:rsid="001a7dd6" style:font-size-asian="14pt" style:font-weight-asian="bold" style:font-size-complex="14pt" style:font-weight-complex="bold"/>
    </style:style>
    <style:style style:name="T46" style:family="text">
      <style:text-properties fo:font-size="12pt" fo:font-weight="normal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2a1519" style:font-size-asian="10.5pt" style:font-weight-asian="normal" style:font-size-complex="12pt" style:font-weight-complex="normal"/>
    </style:style>
    <style:style style:name="T48" style:family="text">
      <style:text-properties fo:color="#00a933"/>
    </style:style>
    <style:style style:name="T49" style:family="text">
      <style:text-properties fo:color="#00a933" officeooo:rsid="002c4a6a"/>
    </style:style>
    <style:style style:name="T50" style:family="text">
      <style:text-properties officeooo:rsid="001af5eb"/>
    </style:style>
    <style:style style:name="T51" style:family="text">
      <style:text-properties fo:color="#666666"/>
    </style:style>
    <style:style style:name="T52" style:family="text">
      <style:text-properties fo:color="#666666" officeooo:rsid="001e3da9"/>
    </style:style>
    <style:style style:name="T53" style:family="text">
      <style:text-properties fo:color="#666666" fo:font-style="normal" style:text-underline-style="none" fo:font-weight="normal" style:font-style-asian="normal" style:font-weight-asian="normal" style:font-style-complex="normal" style:font-weight-complex="normal"/>
    </style:style>
    <style:style style:name="T54" style:family="text">
      <style:text-properties fo:color="#666666" fo:font-style="normal" style:text-underline-style="none" fo:font-weight="normal" officeooo:rsid="001fc157" style:font-style-asian="normal" style:font-weight-asian="normal" style:font-style-complex="normal" style:font-weight-complex="normal"/>
    </style:style>
    <style:style style:name="T55" style:family="text">
      <style:text-properties fo:color="#666666" fo:font-style="normal" style:text-underline-style="none" fo:font-weight="normal" officeooo:rsid="001e3da9" style:font-style-asian="normal" style:font-weight-asian="normal" style:font-style-complex="normal" style:font-weight-complex="normal"/>
    </style:style>
    <style:style style:name="T56" style:family="text">
      <style:text-properties fo:color="#666666" fo:font-style="normal" style:text-underline-style="none" fo:font-weight="normal" officeooo:rsid="002426c8" style:font-style-asian="normal" style:font-weight-asian="normal" style:font-style-complex="normal" style:font-weight-complex="normal"/>
    </style:style>
    <style:style style:name="T57" style:family="text">
      <style:text-properties fo:color="#666666" fo:font-style="normal" style:text-underline-style="none" fo:font-weight="normal" officeooo:rsid="0026385a" style:font-style-asian="normal" style:font-weight-asian="normal" style:font-style-complex="normal" style:font-weight-complex="normal"/>
    </style:style>
    <style:style style:name="T58" style:family="text">
      <style:text-properties fo:color="#666666" fo:font-style="normal" style:text-underline-style="none" fo:font-weight="normal" officeooo:rsid="00283f03" style:font-style-asian="normal" style:font-weight-asian="normal" style:font-style-complex="normal" style:font-weight-complex="normal"/>
    </style:style>
    <style:style style:name="T59" style:family="text">
      <style:text-properties fo:color="#666666" officeooo:rsid="001fc157"/>
    </style:style>
    <style:style style:name="T60" style:family="text">
      <style:text-properties fo:color="#666666" officeooo:rsid="00209dbb"/>
    </style:style>
    <style:style style:name="T61" style:family="text">
      <style:text-properties fo:color="#666666" officeooo:rsid="00283f03"/>
    </style:style>
    <style:style style:name="T62" style:family="text">
      <style:text-properties fo:color="#c9211e"/>
    </style:style>
    <style:style style:name="T63" style:family="text">
      <style:text-properties officeooo:rsid="001cfff9"/>
    </style:style>
    <style:style style:name="T64" style:family="text">
      <style:text-properties officeooo:rsid="001e3da9"/>
    </style:style>
    <style:style style:name="T65" style:family="text">
      <style:text-properties officeooo:rsid="001fc157"/>
    </style:style>
    <style:style style:name="T66" style:family="text">
      <style:text-properties officeooo:rsid="00209dbb"/>
    </style:style>
    <style:style style:name="T6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283f03" style:font-style-asian="normal" style:font-weight-asian="normal" style:font-style-complex="normal" style:font-weight-complex="normal"/>
    </style:style>
    <style:style style:name="T69" style:family="text">
      <style:text-properties fo:color="#158466" fo:font-style="normal" style:text-underline-style="none" fo:font-weight="normal" officeooo:rsid="0026b6e1" style:font-style-asian="normal" style:font-weight-asian="normal" style:font-style-complex="normal" style:font-weight-complex="normal"/>
    </style:style>
    <style:style style:name="T70" style:family="text">
      <style:text-properties fo:color="#158466" fo:font-style="normal" style:text-underline-style="none" fo:font-weight="normal" officeooo:rsid="0023a9ba" style:font-style-asian="normal" style:font-weight-asian="normal" style:font-style-complex="normal" style:font-weight-complex="normal"/>
    </style:style>
    <style:style style:name="T71" style:family="text">
      <style:text-properties fo:color="#158466" fo:font-size="12pt" fo:font-weight="normal" officeooo:rsid="00283f03" style:font-size-asian="10.5pt" style:font-weight-asian="normal" style:font-size-complex="12pt" style:font-weight-complex="normal"/>
    </style:style>
    <style:style style:name="T72" style:family="text">
      <style:text-properties fo:color="#158466" fo:font-size="12pt" fo:font-weight="normal" officeooo:rsid="002a1519" style:font-size-asian="10.5pt" style:font-weight-asian="normal" style:font-size-complex="12pt" style:font-weight-complex="normal"/>
    </style:style>
    <style:style style:name="T73" style:family="text">
      <style:text-properties fo:color="#158466" fo:font-size="12pt" fo:font-style="normal" style:text-underline-style="none" fo:font-weight="normal" officeooo:rsid="0026b6e1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fo:color="#158466" fo:font-size="12pt" fo:font-style="normal" style:text-underline-style="none" fo:font-weight="normal" officeooo:rsid="00283f03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officeooo:rsid="002d6d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Text file with information about Deltas</text:p>
      <text:p text:style-name="P25"/>
      <text:p text:style-name="P25">Table of:</text:p>
      <text:p text:style-name="P73">Delta, <text:span text:style-name="T64">Mc_SLN, Mp_SLN, </text:span>sigma_LN, sigma_SLN, alpha_SLN, alpha_CC3, beta</text:p>
      <text:p text:style-name="P28"/>
      <text:p text:style-name="P28">Isatis runs</text:p>
      <text:p text:style-name="P24"/>
      <text:p text:style-name="P24">Unmodified version</text:p>
      <text:list xml:id="list2045643420" text:style-name="L7">
        <text:list-item>
          <text:p text:style-name="P22">Monochromatic MF</text:p>
        </text:list-item>
      </text:list>
      <text:p text:style-name="P33"/>
      <text:p text:style-name="P17">____________________________________________________________________________</text:p>
      <text:p text:style-name="P17"/>
      <text:p text:style-name="P17"/>
      <text:p text:style-name="P17">START OF PROGRAM:</text:p>
      <text:p text:style-name="P19"/>
      <text:p text:style-name="P19">Imports:</text:p>
      <text:list xml:id="list193982401" text:style-name="L1">
        <text:list-item>
          <text:p text:style-name="P21">numpy</text:p>
        </text:list-item>
        <text:list-item>
          <text:p text:style-name="P21">matplotlib.pyplot</text:p>
        </text:list-item>
        <text:list-item>
          <text:p text:style-name="P21">matplotlib</text:p>
        </text:list-item>
      </text:list>
      <text:p text:style-name="P19"/>
      <text:p text:style-name="P26">Plotting style code</text:p>
      <text:p text:style-name="P26"/>
      <text:p text:style-name="P26"/>
      <text:p text:style-name="P31">____________________________________________________________________________</text:p>
      <text:p text:style-name="P30"/>
      <text:p text:style-name="P2"><text:span text:style-name="T42">METHODS:</text:span><text:line-break/></text:p>
      <text:list xml:id="list171412272" text:style-name="L2">
        <text:list-item>
          <text:p text:style-name="P35"><text:span text:style-name="T6">LN</text:span><text:span text:style-name="T1"> (m, m_c, sigma)</text:span></text:p>
          <text:list>
            <text:list-item>
              <text:p text:style-name="P38">Log-normal mass function (with characteristic mass m_c and standard deviation sigma), evaluated at m.</text:p>
            </text:list-item>
            <text:list-item>
              <text:p text:style-name="P38">m: </text:p>
              <text:list>
                <text:list-item>
                  <text:p text:style-name="P38">Array-like. PBH mass.</text:p>
                </text:list-item>
              </text:list>
            </text:list-item>
            <text:list-item>
              <text:p text:style-name="P38">m_c: </text:p>
              <text:list>
                <text:list-item>
                  <text:p text:style-name="P38">Float. Characteristic PBH mass</text:p>
                </text:list-item>
              </text:list>
            </text:list-item>
            <text:list-item>
              <text:p text:style-name="P38">sigma: </text:p>
              <text:list>
                <text:list-item>
                  <text:p text:style-name="P38">Float. Standard deviation of the log-normal mass function.</text:p>
                </text:list-item>
              </text:list>
            </text:list-item>
            <text:list-item>
              <text:p text:style-name="P38">Returns: </text:p>
              <text:list>
                <text:list-item>
                  <text:p text:style-name="P38">Array-like: Value of the log-normal mass function.</text:p>
                </text:list-item>
              </text:list>
            </text:list-item>
          </text:list>
        </text:list-item>
      </text:list>
      <text:p text:style-name="P2"/>
      <text:list xml:id="list181008440042907" text:continue-numbering="true" text:style-name="L2">
        <text:list-item>
          <text:p text:style-name="P35"><text:span text:style-name="T6">SLN</text:span><text:span text:style-name="T1"> <text:s/>(m, m_c, sigma, alpha)</text:span></text:p>
          <text:list>
            <text:list-item>
              <text:p text:style-name="P34"><text:span text:style-name="T2">Skew-lognormal mass function </text:span><text:span text:style-name="T3">(</text:span><text:span text:style-name="T2">defined in 2009.03204 Eq. 8]</text:span><text:span text:style-name="T3">),</text:span><text:span text:style-name="T2"> with characteristic mass m_c and parameters sigma and alpha, evaluated at m.</text:span></text:p>
            </text:list-item>
            <text:list-item>
              <text:p text:style-name="P38">m: Array-like. </text:p>
              <text:list>
                <text:list-item>
                  <text:p text:style-name="P38">PBH mass.</text:p>
                </text:list-item>
              </text:list>
            </text:list-item>
            <text:list-item>
              <text:p text:style-name="P38">m_c: Float. </text:p>
              <text:list>
                <text:list-item>
                  <text:p text:style-name="P38">Characteristic PBH mass.</text:p>
                </text:list-item>
              </text:list>
            </text:list-item>
            <text:list-item>
              <text:p text:style-name="P38">Sigma: Float. </text:p>
              <text:list>
                <text:list-item>
                  <text:p text:style-name="P40">Parameter relates to width of skew-lognormal mass function.</text:p>
                </text:list-item>
              </text:list>
            </text:list-item>
            <text:list-item>
              <text:p text:style-name="P47">alpha: Float. </text:p>
              <text:list>
                <text:list-item>
                  <text:p text:style-name="P40">Parameter controls the skewness (alpha=0 reduces to a lognormal).</text:p>
                </text:list-item>
              </text:list>
            </text:list-item>
            <text:list-item>
              <text:p text:style-name="P47">Returns: </text:p>
              <text:list>
                <text:list-item>
                  <text:p text:style-name="P47">Array-like: Value of the skew-lognormal mass function.</text:p>
                </text:list-item>
              </text:list>
            </text:list-item>
          </text:list>
        </text:list-item>
      </text:list>
      <text:p text:style-name="P2"/>
      <text:list xml:id="list181008316970521" text:continue-numbering="true" text:style-name="L2">
        <text:list-item>
          <text:p text:style-name="P36">CC3 (m, m_p, alpha, beta)</text:p>
          <text:list>
            <text:list-item>
              <text:p text:style-name="P34"><text:soft-page-break/><text:span text:style-name="T2">Critical collapse 3 mass function </text:span><text:span text:style-name="T3">(</text:span><text:span text:style-name="T2">defined in 2009.03204 Eq. 9</text:span><text:span text:style-name="T3">)</text:span><text:span text:style-name="T2">, with peak mass m_p and parameters alpha and beta, evaluated at m.</text:span></text:p>
            </text:list-item>
            <text:list-item>
              <text:p text:style-name="P38">m: Array-like</text:p>
              <text:list>
                <text:list-item>
                  <text:p text:style-name="P38">PBH mass.</text:p>
                </text:list-item>
              </text:list>
            </text:list-item>
            <text:list-item>
              <text:p text:style-name="P38">m_p: Float</text:p>
              <text:list>
                <text:list-item>
                  <text:p text:style-name="P38">Peak mass.</text:p>
                </text:list-item>
              </text:list>
            </text:list-item>
            <text:list-item>
              <text:p text:style-name="P38">Alpha: Float</text:p>
              <text:list>
                <text:list-item>
                  <text:p text:style-name="P38">Controls location and shape of <text:span text:style-name="T4">low-mass tail</text:span></text:p>
                </text:list-item>
                <text:list-item>
                  <text:p text:style-name="P79">This description comes from bullet point (iii) after Eq. (10) of 2009.03204</text:p>
                </text:list-item>
              </text:list>
            </text:list-item>
            <text:list-item>
              <text:p text:style-name="P38">beta: Float</text:p>
              <text:list>
                <text:list-item>
                  <text:p text:style-name="P38">Controls location and shape of <text:span text:style-name="T4">high-mass tail</text:span></text:p>
                </text:list-item>
                <text:list-item>
                  <text:p text:style-name="P79">This description comes from bullet point (iii) after Eq. (10) of 2009.03204</text:p>
                </text:list-item>
              </text:list>
            </text:list-item>
            <text:list-item>
              <text:p text:style-name="P52">Returns:</text:p>
              <text:list>
                <text:list-item>
                  <text:p text:style-name="P52">Array-like: Value of the critical collapse 3 mass function.</text:p>
                </text:list-item>
              </text:list>
            </text:list-item>
          </text:list>
        </text:list-item>
      </text:list>
      <text:p text:style-name="P20"/>
      <text:list xml:id="list181009357189941" text:continue-numbering="true" text:style-name="L2">
        <text:list-item>
          <text:p text:style-name="P63">m_max_LN(m_c, sigma):</text:p>
          <text:list>
            <text:list-item>
              <text:p text:style-name="P64">Calculate the mass at which the log-normal mass function is normalised.</text:p>
            </text:list-item>
            <text:list-item>
              <text:p text:style-name="P39">m_c: </text:p>
              <text:list>
                <text:list-item>
                  <text:p text:style-name="P39">Float. Characteristic PBH mass</text:p>
                </text:list-item>
              </text:list>
            </text:list-item>
            <text:list-item>
              <text:p text:style-name="P39">sigma: </text:p>
              <text:list>
                <text:list-item>
                  <text:p text:style-name="P65">Float. Standard deviation of the log-normal mass function.</text:p>
                </text:list-item>
              </text:list>
            </text:list-item>
            <text:list-item>
              <text:p text:style-name="P64">Returns:</text:p>
              <text:list>
                <text:list-item>
                  <text:p text:style-name="P64">Float: Peak mass of the log-normal mass function</text:p>
                </text:list-item>
              </text:list>
            </text:list-item>
          </text:list>
        </text:list-item>
      </text:list>
      <text:p text:style-name="P6"/>
      <text:p text:style-name="P80"><text:tab/>return m_c * np.exp(m_c + sigma**2/2)</text:p>
      <text:p text:style-name="P6"/>
      <text:p text:style-name="P6"/>
      <text:list xml:id="list181008891888770" text:continue-numbering="true" text:style-name="L2">
        <text:list-item>
          <text:p text:style-name="P63">m_max_SLN (<text:span text:style-name="T1">m_c, sigma, alpha, </text:span>log_m_range<text:span text:style-name="T4">=4*sigma</text:span>, n_steps<text:span text:style-name="T4">=??)</text:span>:</text:p>
          <text:list>
            <text:list-item>
              <text:p text:style-name="P64">Estimate the mass at which the skew-lognormal mass function is maximised.</text:p>
            </text:list-item>
            <text:list-item>
              <text:p text:style-name="P39">m_c: Float. </text:p>
              <text:list>
                <text:list-item>
                  <text:p text:style-name="P39">Characteristic PBH mass.</text:p>
                </text:list-item>
              </text:list>
            </text:list-item>
            <text:list-item>
              <text:p text:style-name="P39">Sigma: Float. </text:p>
              <text:list>
                <text:list-item>
                  <text:p text:style-name="P41">Parameter relates to width of skew-lognormal mass function.</text:p>
                </text:list-item>
              </text:list>
            </text:list-item>
            <text:list-item>
              <text:p text:style-name="P48">alpha: Float. </text:p>
              <text:list>
                <text:list-item>
                  <text:p text:style-name="P42">Parameter controls the skewness (alpha=0 reduces to a lognormal).</text:p>
                </text:list-item>
              </text:list>
            </text:list-item>
            <text:list-item>
              <text:p text:style-name="P64">log_m_range:</text:p>
              <text:list>
                <text:list-item>
                  <text:p text:style-name="P64">Range of masses around m_c to consider when estimating the maximum.</text:p>
                </text:list-item>
                <text:list-item>
                  <text:p text:style-name="P84">The default is 4*sigma.</text:p>
                </text:list-item>
              </text:list>
            </text:list-item>
            <text:list-item>
              <text:p text:style-name="P64">n_steps:</text:p>
              <text:list>
                <text:list-item>
                  <text:p text:style-name="P64">Number of masses to try to estimate the peak mass of the skew-lognormal mass function.</text:p>
                </text:list-item>
                <text:list-item>
                  <text:p text:style-name="P84">The default is 10000.</text:p>
                </text:list-item>
              </text:list>
            </text:list-item>
            <text:list-item>
              <text:p text:style-name="P43">Returns:</text:p>
              <text:list>
                <text:list-item>
                  <text:p text:style-name="P64">Estimate for the peak mass of the skew-lognormal mass function.</text:p>
                </text:list-item>
              </text:list>
            </text:list-item>
          </text:list>
        </text:list-item>
      </text:list>
      <text:p text:style-name="P6"/>
      <text:p text:style-name="P2"/>
      <text:p text:style-name="P2"/>
      <text:p text:style-name="P14">METHOD CHECKS:</text:p>
      <text:p text:style-name="P8"/>
      <text:p text:style-name="P13"><text:span text:style-name="T7">Plot SLN and CC3 </text:span><text:span text:style-name="T8">mass functions, to</text:span><text:span text:style-name="T7"> compare to Fig. 3/Fig. 5 of </text:span><text:span text:style-name="T8">2009.03204</text:span><text:span text:style-name="T7">.</text:span></text:p>
      <text:p text:style-name="P3"/>
      <text:list xml:id="list1965808006" text:style-name="L3">
        <text:list-item>
          <text:p text:style-name="P49">Plot data from mass functions</text:p>
          <text:list>
            <text:list-item>
              <text:p text:style-name="P49">INPUT: Load parameter values for (Delta, sigma_LN, sigma_SLN, alpha_SLN, alpha_CC3, beta), from a .txt file</text:p>
            </text:list-item>
            <text:list-item>
              <text:p text:style-name="P103"><text:span text:style-name="T17">INPUT: </text:span><text:span text:style-name="T39">Choose a value of Delta (or use all 5-6 values?)</text:span></text:p>
            </text:list-item>
            <text:list-item>
              <text:p text:style-name="P51">INPUT: Range of PBH masses</text:p>
              <text:list>
                <text:list-item>
                  <text:p text:style-name="P87">For Delta = 0, 0.1-80 M_\odot is adequate</text:p>
                </text:list-item>
                <text:list-item>
                  <text:p text:style-name="P87"><text:soft-page-break/>For Delta = 5, 0.1-2000 M_\odot required</text:p>
                </text:list-item>
              </text:list>
            </text:list-item>
            <text:list-item>
              <text:p text:style-name="P51">PROCESS: Plot the mass functions</text:p>
              <text:list>
                <text:list-item>
                  <text:p text:style-name="P87">Plot the MFs one at a time, or all together?</text:p>
                </text:list-item>
              </text:list>
            </text:list-item>
          </text:list>
        </text:list-item>
      </text:list>
      <text:p text:style-name="P4"/>
      <text:list xml:id="list181008863273838" text:continue-numbering="true" text:style-name="L3">
        <text:list-item>
          <text:p text:style-name="P49">Compare to data from Gow et al. (2022)</text:p>
          <text:list>
            <text:list-item>
              <text:p text:style-name="P50">Load data from Fig. 3 / Fig. 5 of Gow et al. (2022)</text:p>
              <text:list>
                <text:list-item>
                  <text:p text:style-name="P87">Numerical and fitting function (or just fitting function?)</text:p>
                </text:list-item>
                <text:list-item>
                  <text:p text:style-name="P87">Distinguish from above by using darker colours and dotted line?</text:p>
                </text:list-item>
              </text:list>
            </text:list-item>
          </text:list>
        </text:list-item>
      </text:list>
      <text:p text:style-name="P4"/>
      <text:p text:style-name="P10">Post-plotting check:</text:p>
      <text:list xml:id="list2255204491" text:style-name="L4">
        <text:list-item>
          <text:p text:style-name="P104"><text:span text:style-name="T12">Visually compare to </text:span><text:span text:style-name="T13">2009.03204</text:span><text:span text:style-name="T12"> </text:span><text:span text:style-name="T14">Fig. 3 / Fig. 5 (depending on which figure you are comparing data from and to)</text:span></text:p>
        </text:list-item>
      </text:list>
      <text:p text:style-name="P9"/>
      <text:p text:style-name="P9"/>
      <text:p text:style-name="P9"/>
      <text:p text:style-name="P109"><text:span text:style-name="T10">Compare peak mass of the skew lognormal with different mass ranges and numbers of masses tested, </text:span><text:span text:style-name="T11">to the values from Table II of 2009.03204</text:span><text:span text:style-name="T10">.</text:span><text:span text:style-name="T30"> </text:span></text:p>
      <text:p text:style-name="P109"><text:span text:style-name="T30"/></text:p>
      <text:list xml:id="list2042963806" text:style-name="L9">
        <text:list-item>
          <text:p text:style-name="P110"><text:span text:style-name="T30">INPUT: Create array of range of </text:span><text:span text:style-name="T31">number of masses</text:span><text:span text:style-name="T30"> to use </text:span><text:span text:style-name="T31">to estimate the peak mass</text:span></text:p>
          <text:list>
            <text:list-item>
              <text:p text:style-name="P88">In powers of 10, from 1e2 to 1e8?</text:p>
            </text:list-item>
          </text:list>
        </text:list-item>
      </text:list>
      <text:p text:style-name="P89"/>
      <text:p text:style-name="P89"><text:tab/><text:span text:style-name="T52">n_steps_range = 10**np.arange(2, 8.1, 1.)</text:span></text:p>
      <text:p text:style-name="P89"/>
      <text:list xml:id="list181007734436744" text:continue-numbering="true" text:style-name="L9">
        <text:list-item>
          <text:p text:style-name="P136"><text:span text:style-name="T31">I</text:span><text:span text:style-name="T29">NPUT: Create array of number of sigmas to include around M_c in the estimate:</text:span></text:p>
          <text:list>
            <text:list-item>
              <text:p text:style-name="P94"><text:span text:style-name="T67">1-10 ?</text:span></text:p>
            </text:list-item>
          </text:list>
        </text:list-item>
      </text:list>
      <text:p text:style-name="P93"><text:span text:style-name="T67"/></text:p>
      <text:p text:style-name="P131"><text:span text:style-name="T55"><text:tab/></text:span><text:span text:style-name="T56">sigmas</text:span><text:span text:style-name="T55">_range = np.arange(</text:span><text:span text:style-name="T56">1,</text:span><text:span text:style-name="T55"> </text:span><text:span text:style-name="T56">10</text:span><text:span text:style-name="T55">.1, 1.)</text:span></text:p>
      <text:p text:style-name="P137"><text:span text:style-name="T29"/></text:p>
      <text:list xml:id="list181009844216979" text:continue-numbering="true" text:style-name="L9">
        <text:list-item>
          <text:p text:style-name="P112"><text:span text:style-name="T31">PROCESS: </text:span><text:span text:style-name="T32">Cycle through range of number of masses to use </text:span><text:span text:style-name="T37">in the estimate</text:span><text:span text:style-name="T32">:</text:span></text:p>
          <text:list>
            <text:list-item>
              <text:p text:style-name="P116"><text:span text:style-name="T29">Print the number of steps</text:span></text:p>
            </text:list-item>
          </text:list>
        </text:list-item>
      </text:list>
      <text:p text:style-name="P115"><text:span text:style-name="T29"/></text:p>
      <text:list xml:id="list181007802334732" text:continue-numbering="true" text:style-name="L9">
        <text:list-item>
          <text:list>
            <text:list-item>
              <text:p text:style-name="P119"><text:span text:style-name="T31">PROCESS: </text:span><text:span text:style-name="T32">Cycle through range of </text:span><text:span text:style-name="T36">number of sigmas to include around M_c</text:span><text:span text:style-name="T32"> </text:span><text:span text:style-name="T37">in the estimate</text:span><text:span text:style-name="T32">:</text:span></text:p>
              <text:list>
                <text:list-item>
                  <text:p text:style-name="P117"><text:span text:style-name="T29">Print the number of steps</text:span></text:p>
                </text:list-item>
              </text:list>
            </text:list-item>
          </text:list>
        </text:list-item>
      </text:list>
      <text:p text:style-name="P114"><text:span text:style-name="T29"/></text:p>
      <text:list xml:id="list181007880090626" text:continue-numbering="true" text:style-name="L9">
        <text:list-item>
          <text:list>
            <text:list-item>
              <text:p text:style-name="P54"><text:span text:style-name="T63">P</text:span>ROCESS: Cycle through each value of Delta</text:p>
              <text:list>
                <text:list-item>
                  <text:p text:style-name="P113"><text:span text:style-name="T31">For </text:span><text:span text:style-name="T34">parameter values</text:span><text:span text:style-name="T31">, </text:span><text:span text:style-name="T34">account for the bound from the precision of the quantity given in Table II of 2009.03204.</text:span></text:p>
                </text:list-item>
              </text:list>
            </text:list-item>
          </text:list>
        </text:list-item>
      </text:list>
      <text:p text:style-name="P55"/>
      <text:p text:style-name="P55"><text:tab/><text:tab/><text:span text:style-name="T59">for i in range(len(Deltas)):</text:span></text:p>
      <text:p text:style-name="P55"><text:span text:style-name="T59"/></text:p>
      <text:p text:style-name="P55"><text:span text:style-name="T59"><text:tab/><text:tab/><text:tab/></text:span><text:span text:style-name="T60">print(“Delta = {:.1f}”.format(Deltas[i]))</text:span></text:p>
      <text:p text:style-name="P55"><text:span text:style-name="T59"/></text:p>
      <text:p text:style-name="P56"><text:span text:style-name="T59"><text:tab/><text:tab/><text:tab/>for ln_mc in [ln_mcs_SL[i] – 0.005, <text:s/>ln_mcs_SL[i], ln_mcs_SL[i] + 0.005]:</text:span></text:p>
      <text:p text:style-name="P56"><text:span text:style-name="T59"/></text:p>
      <text:p text:style-name="P55"><text:tab/><text:tab/><text:tab/><text:tab/><text:span text:style-name="T59">for alpha in [alphas_SL[i] – 0.005, alpha_SL[i], alpha + 0.005[i]]:</text:span></text:p>
      <text:p text:style-name="P55"><text:span text:style-name="T59"/></text:p>
      <text:p text:style-name="P55"><text:span text:style-name="T59"><text:tab/><text:tab/><text:tab/><text:tab/><text:tab/>for sigma in [sigmas_SL[i] – 0.005, sigmas_SL[i], sigmas_SL[i] + 0.005]:</text:span></text:p>
      <text:list xml:id="list181009536132841" text:continue-numbering="true" text:style-name="L9">
        <text:list-header>
          <text:p text:style-name="P53"><text:s/></text:p>
          <text:list>
            <text:list-item>
              <text:list>
                <text:list-item>
                  <text:p text:style-name="P53"><text:span text:style-name="T65">PROCESS: </text:span>Calculate estimated peak mass <text:span text:style-name="T65">m_p</text:span></text:p>
                </text:list-item>
              </text:list>
              <text:p text:style-name="P59"/>
              <text:list>
                <text:list-item>
                  <text:list>
                    <text:list-item>
                      <text:p text:style-name="P111"><text:span text:style-name="T33">DECISION: </text:span><text:span text:style-name="T32">If the difference is &lt; 0.05 M_\odot [so it agrees with values to 3SF]:</text:span></text:p>
                    </text:list-item>
                  </text:list>
                </text:list-item>
              </text:list>
            </text:list-item>
          </text:list>
        </text:list-header>
      </text:list>
      <text:p text:style-name="P118"><text:span text:style-name="T32"/></text:p>
      <text:p text:style-name="P118"><text:span text:style-name="T32"><text:tab/><text:tab/><text:tab/></text:span><text:span text:style-name="T54">if</text:span><text:span text:style-name="T32"> </text:span><text:span text:style-name="T54">abs(mp_calculated – mp_SL[i]) &lt; 0.05:</text:span></text:p>
      <text:p text:style-name="P118"><text:span text:style-name="T54"/></text:p>
      <text:list xml:id="list181007961880155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1"><text:span text:style-name="T33">OUTPUT: </text:span><text:span text:style-name="T32">print “Success”</text:span></text:p>
                        </text:list-item>
                        <text:list-item>
                          <text:p text:style-name="P60"><text:span text:style-name="T66">PROCESS: Calculate and </text:span>print fractional differenc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1"><text:soft-page-break/></text:p>
      <text:p text:style-name="P62"><text:tab/><text:tab/><text:tab/><text:span text:style-name="T60">frac_diff = </text:span><text:span text:style-name="T51">abs(</text:span><text:span text:style-name="T60">(</text:span><text:span text:style-name="T51">mp_calculated – mp_SL[i]) / </text:span><text:span text:style-name="T60">mp_SL[i])</text:span></text:p>
      <text:p text:style-name="P62"><text:span text:style-name="T60"><text:tab/><text:tab/><text:tab/>print(“Fractional difference = {:.5f}”.format(frac_diff))</text:span></text:p>
      <text:p text:style-name="P61"><text:tab/></text:p>
      <text:p text:style-name="P81"/>
      <text:p text:style-name="P81"/>
      <text:p text:style-name="P81"/>
      <text:p text:style-name="P82"><text:span text:style-name="T9">Compare peak mass of the skew lognormal with different mass ranges and numbers of masses tested.</text:span></text:p>
      <text:list xml:id="list940073072" text:style-name="L12">
        <text:list-header>
          <text:p text:style-name="P120"><text:span text:style-name="T31"/></text:p>
        </text:list-header>
        <text:list-item>
          <text:p text:style-name="P122"><text:span text:style-name="T31">I</text:span><text:span text:style-name="T29">NPUT: Set required fractional precision</text:span></text:p>
          <text:list>
            <text:list-item>
              <text:p text:style-name="P90"><text:span text:style-name="T67">Start with 1e-5?</text:span></text:p>
            </text:list-item>
          </text:list>
        </text:list-item>
      </text:list>
      <text:p text:style-name="P123"><text:span text:style-name="T29"/></text:p>
      <text:list xml:id="list181009707210333" text:continue-numbering="true" text:style-name="L12">
        <text:list-item>
          <text:p text:style-name="P129"><text:span text:style-name="T34">O</text:span><text:span text:style-name="T29">UTPUT: Print precision</text:span></text:p>
          <text:p text:style-name="P129"><text:span text:style-name="T29"/></text:p>
        </text:list-item>
        <text:list-item>
          <text:p text:style-name="P129"><text:span text:style-name="T34">I</text:span><text:span text:style-name="T29">NPUT: Set value of M_c</text:span></text:p>
          <text:list>
            <text:list-item>
              <text:p text:style-name="P91"><text:span text:style-name="T67">m_c = 1?</text:span></text:p>
            </text:list-item>
          </text:list>
        </text:list-item>
      </text:list>
      <text:p text:style-name="P130"><text:span text:style-name="T29"/></text:p>
      <text:list xml:id="list181008584823009" text:continue-numbering="true" text:style-name="L12">
        <text:list-item>
          <text:p text:style-name="P138"><text:span text:style-name="T34">M</text:span><text:span text:style-name="T29">inimum range of sigmas and number of steps to include in estimate:</text:span></text:p>
          <text:p text:style-name="P138"><text:span text:style-name="T29"/></text:p>
          <text:list>
            <text:list-item>
              <text:list>
                <text:list-header>
                  <text:p text:style-name="P83"><text:span text:style-name="T67">sigma_range_min = max(sigmas_range) * </text:span><text:span text:style-name="T68">np.ones(len(Deltas))</text:span></text:p>
                  <text:p text:style-name="P139"><text:span text:style-name="T53">n_steps_min = max(n_steps) * </text:span><text:span text:style-name="T58">np.ones(len(Deltas))</text:span></text:p>
                </text:list-header>
              </text:list>
            </text:list-item>
          </text:list>
        </text:list-item>
      </text:list>
      <text:p text:style-name="P140"><text:span text:style-name="T29"/></text:p>
      <text:list xml:id="list181007761480531" text:continue-numbering="true" text:style-name="L12">
        <text:list-item>
          <text:p text:style-name="P127"><text:span text:style-name="T34">PROCESS: </text:span><text:span text:style-name="T31">C</text:span><text:span text:style-name="T34">alculate the most precise estimate for the peak mass (“mp_best_estimate”)</text:span></text:p>
          <text:list>
            <text:list-item>
              <text:p text:style-name="P122"><text:span text:style-name="T29">i.e. using the maximum number of steps, and the widest mass range</text:span></text:p>
            </text:list-item>
          </text:list>
          <text:p text:style-name="P122"/>
        </text:list-item>
        <text:list-item>
          <text:p text:style-name="P57"><text:span text:style-name="T63">P</text:span>ROCESS: Cycle through each value of Delta</text:p>
        </text:list-item>
      </text:list>
      <text:p text:style-name="P58"/>
      <text:p text:style-name="P58"><text:tab/><text:span text:style-name="T61">For i in range(len(Deltas)):</text:span></text:p>
      <text:p text:style-name="P58"/>
      <text:list xml:id="list181007918407721" text:continue-numbering="true" text:style-name="L12">
        <text:list-item>
          <text:list>
            <text:list-item>
              <text:p text:style-name="P127"><text:span text:style-name="T31">For </text:span><text:span text:style-name="T34">parameter values, use central values loaded from Table II of 2009.03204.</text:span></text:p>
            </text:list-item>
          </text:list>
        </text:list-item>
      </text:list>
      <text:p text:style-name="P126"><text:span text:style-name="T34"/></text:p>
      <text:list xml:id="list181009694188876" text:continue-numbering="true" text:style-name="L12">
        <text:list-item>
          <text:list>
            <text:list-item>
              <text:p text:style-name="P120"><text:span text:style-name="T31">PROCESS: </text:span><text:span text:style-name="T32">Cycle through range of number of masses to use to estimate the peak mass:</text:span></text:p>
            </text:list-item>
          </text:list>
        </text:list-item>
      </text:list>
      <text:p text:style-name="P121"><text:span text:style-name="T32"/></text:p>
      <text:p text:style-name="P124"><text:span text:style-name="T54"><text:tab/><text:tab/>For n_steps in n_steps_values:</text:span></text:p>
      <text:list xml:id="list181009440499506" text:continue-numbering="true" text:style-name="L12">
        <text:list-item>
          <text:list>
            <text:list-header>
              <text:p text:style-name="P120"><text:span text:style-name="T32"/></text:p>
              <text:list>
                <text:list-item>
                  <text:p text:style-name="P129"><text:span text:style-name="T32">P</text:span><text:span text:style-name="T29">ROCESS: Cycle through number of sigmas to choose around m_c when estimating:</text:span></text:p>
                </text:list-item>
              </text:list>
            </text:list-header>
          </text:list>
        </text:list-item>
      </text:list>
      <text:p text:style-name="P123"><text:span text:style-name="T54"/></text:p>
      <text:p text:style-name="P125"><text:span text:style-name="T54"><text:tab/><text:tab/><text:tab/>For </text:span><text:span text:style-name="T57">sigma_range</text:span><text:span text:style-name="T54"> in </text:span><text:span text:style-name="T56">sigmas</text:span><text:span text:style-name="T55">_range</text:span><text:span text:style-name="T57">:</text:span></text:p>
      <text:p text:style-name="P121"><text:span text:style-name="T32"/></text:p>
      <text:list xml:id="list181009509617135" text:continue-numbering="true" text:style-name="L12">
        <text:list-item>
          <text:list>
            <text:list-item>
              <text:list>
                <text:list-item>
                  <text:list>
                    <text:list-item>
                      <text:p text:style-name="P122"><text:span text:style-name="T35">OUTPUT: </text:span><text:span text:style-name="T32">P</text:span><text:span text:style-name="T29">rint the number of steps</text:span></text:p>
                    </text:list-item>
                  </text:list>
                  <text:p text:style-name="P122"><text:span text:style-name="T29"/></text:p>
                  <text:list text:continue-numbering="true">
                    <text:list-item>
                      <text:p text:style-name="P129"><text:span text:style-name="T29">DECISION: If the factional difference is smaller than the precision set</text:span></text:p>
                    </text:list-item>
                  </text:list>
                  <text:p text:style-name="P129"><text:span text:style-name="T29"/></text:p>
                  <text:list>
                    <text:list-item>
                      <text:list>
                        <text:list-item>
                          <text:p text:style-name="P129"><text:span text:style-name="T29">OUTPUT: Print number of steps</text:span></text:p>
                        </text:list-item>
                      </text:list>
                      <text:p text:style-name="P129"><text:span text:style-name="T29"/></text:p>
                      <text:list text:continue-numbering="true">
                        <text:list-item>
                          <text:p text:style-name="P129"><text:span text:style-name="T29">OUTPUT: Print number of sigmas used for range</text:span></text:p>
                        </text:list-item>
                      </text:list>
                      <text:p text:style-name="P129"><text:span text:style-name="T29"/></text:p>
                      <text:list text:continue-numbering="true">
                        <text:list-item>
                          <text:p text:style-name="P129"><text:span text:style-name="T29">OUTPUT: Print fractional difference</text:span></text:p>
                          <text:p text:style-name="P129"><text:span text:style-name="T29"/></text:p>
                        </text:list-item>
                        <text:list-item>
                          <text:p text:style-name="P138"><text:span text:style-name="T29">PROCESS: Assign sigma_range_min</text:span><text:span text:style-name="T38">[i]</text:span><text:span text:style-name="T29"> = sigma_range</text:span></text:p>
                          <text:p text:style-name="P138"><text:span text:style-name="T29"/></text:p>
                        </text:list-item>
                        <text:list-item>
                          <text:p text:style-name="P138"><text:span text:style-name="T29">PROCESS: Assign n_steps_min</text:span><text:span text:style-name="T38">[i]</text:span><text:span text:style-name="T29"> = n_steps</text:span></text:p>
                        </text:list-item>
                      </text:list>
                      <text:p text:style-name="P129"><text:span text:style-name="T29"/></text:p>
                      <text:list text:continue-numbering="true">
                        <text:list-item>
                          <text:p text:style-name="P128"><text:span text:style-name="T35">Break </text:span><text:span text:style-name="T70">(to give the </text:span><text:span text:style-name="T69">minimum number of steps required and minimum range </text:span><text:span text:style-name="T70">for a given precision </text:span><text:span text:style-name="T69">of the M_p calculation</text:span><text:span text:style-name="T70">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75663412" text:style-name="L10">
        <text:list-header>
          <text:p text:style-name="P46"/>
        </text:list-header>
      </text:list>
      <text:p text:style-name="P45"><text:soft-page-break/></text:p>
      <text:p text:style-name="P99"/>
      <text:p text:style-name="P8"/>
      <text:p text:style-name="P5">FURTHER METHODS:</text:p>
      <text:p text:style-name="P5"/>
      <text:list xml:id="list3975490381" text:style-name="L5">
        <text:list-item>
          <text:p text:style-name="P68">Load_results_Isatis(<text:span text:style-name="T5">Deltas_index,</text:span><text:span text:style-name="T4"> mf=mono, modified=True</text:span>)</text:p>
          <text:list>
            <text:list-item>
              <text:p text:style-name="P69">Read in constraints on f_PBH, obtained using Isatis.</text:p>
            </text:list-item>
            <text:list-item>
              <text:p text:style-name="P86">Fill in and work out details of method</text:p>
            </text:list-item>
            <text:list-item>
              <text:p text:style-name="P74">Deltas_index: Integer</text:p>
              <text:list>
                <text:list-item>
                  <text:p text:style-name="P74">Index of the array corresponding to a particular value of Delta</text:p>
                </text:list-item>
              </text:list>
            </text:list-item>
            <text:list-item>
              <text:p text:style-name="P69">mf: function <text:span text:style-name="T48">(I don’t like that there could be mixed input </text:span><text:span text:style-name="T49">types</text:span><text:span text:style-name="T48"> to this)</text:span></text:p>
              <text:list>
                <text:list-item>
                  <text:p text:style-name="P69">PBH mass function used to obtain the constraints. The default is mono (for a monochromatic mass function).</text:p>
                </text:list-item>
              </text:list>
            </text:list-item>
            <text:list-item>
              <text:p text:style-name="P69">modified: Boolean</text:p>
              <text:list>
                <text:list-item>
                  <text:p text:style-name="P44">If True, use data from the modified version of Isatis. The modified version corrects a typo in the original version on line 1697 in Isatis.c which means that the highest-energy bin in the observational data set is not included. Otherwise, use the version of Isatis containing the typo.</text:p>
                </text:list-item>
                <text:list-item>
                  <text:p text:style-name="P69">The default is True.</text:p>
                </text:list-item>
              </text:list>
            </text:list-item>
            <text:list-item>
              <text:p text:style-name="P69">Returns</text:p>
              <text:list>
                <text:list-item>
                  <text:p text:style-name="P108"><text:span text:style-name="T18">masses_Isatis: </text:span><text:span text:style-name="T19">PBH masses at which the constraint is evaluated. For a monochromatic mass function, equal to the PBH mass. </text:span><text:span text:style-name="T20">For a lognormal or skew-lognormal, the characteristic masses m_c. For the CC3 mass function, the peak mass m_p.</text:span></text:p>
                </text:list-item>
                <text:list-item>
                  <text:p text:style-name="P71">f_PBH_Isatis: Constraint on the fraction of dark matter in PBHs, calculated using Isatis.</text:p>
                </text:list-item>
              </text:list>
            </text:list-item>
          </text:list>
        </text:list-item>
      </text:list>
      <text:p text:style-name="P70"/>
      <text:p text:style-name="P8"/>
      <text:p text:style-name="P8"/>
      <text:p text:style-name="P7"/>
      <text:p text:style-name="P18">MAIN BODY OF PROGRAM:</text:p>
      <text:p text:style-name="P15"/>
      <text:p text:style-name="P11">Compare Isatis constraints to <text:span text:style-name="T50">those shown in Fig. 14 of 2201.01265.</text:span></text:p>
      <text:p text:style-name="P11"/>
      <text:p text:style-name="P85">?? Do I run Isatis from here?</text:p>
      <text:p text:style-name="P85"/>
      <text:p text:style-name="P75">Monochromatic mass function, unmodified version of Isatis.</text:p>
      <text:p text:style-name="P85"/>
      <text:list xml:id="list733801959" text:style-name="L14">
        <text:list-item>
          <text:p text:style-name="P145"><text:span text:style-name="T22">INPUT: Load </text:span><text:span text:style-name="T23">constraints</text:span><text:span text:style-name="T22"> from Isatis </text:span><text:span text:style-name="T23">(monochromatic MF, unmodified MF)</text:span></text:p>
          <text:p text:style-name="P145"><text:span text:style-name="T23"/></text:p>
        </text:list-item>
        <text:list-item>
          <text:p text:style-name="P146"><text:span text:style-name="T23">INPUT: Load constraints from Fig. 14 of 2201.01265</text:span></text:p>
        </text:list-item>
      </text:list>
      <text:p text:style-name="P147"><text:span text:style-name="T23"/></text:p>
      <text:list xml:id="list181008632711681" text:continue-numbering="true" text:style-name="L14">
        <text:list-item>
          <text:p text:style-name="P143"><text:span text:style-name="T21">PROCESS: Plot both sets of constraints on the same axes</text:span></text:p>
        </text:list-item>
      </text:list>
      <text:p text:style-name="P144"><text:span text:style-name="T21"><text:tab/><text:tab/>Fig. 14: Represent with solid lines</text:span></text:p>
      <text:p text:style-name="P144"><text:span text:style-name="T21"><text:tab/><text:tab/>Isatis calculation: Represent with crosses</text:span></text:p>
      <text:p text:style-name="P85"/>
      <text:p text:style-name="P105"/>
      <text:p text:style-name="P16"/>
      <text:p text:style-name="P12"><text:span text:style-name="T43">Estimate</text:span><text:span text:style-name="T44"> required mass range </text:span><text:span text:style-name="T45">for each value of Delta, </text:span><text:span text:style-name="T43">for calculating constraints using Isatis and the Carr et al. method</text:span></text:p>
      <text:p text:style-name="P101"/>
      <text:list xml:id="list805526236" text:style-name="L13">
        <text:list-item>
          <text:p text:style-name="P141"><text:span text:style-name="T25">I</text:span><text:span text:style-name="T24">NPUT: Choose value of m_c</text:span></text:p>
          <text:list>
            <text:list-item>
              <text:p text:style-name="P95"><text:span text:style-name="T46">m_c = 1</text:span></text:p>
            </text:list-item>
          </text:list>
        </text:list-item>
      </text:list>
      <text:p text:style-name="P96"><text:span text:style-name="T46"/></text:p>
      <text:list xml:id="list181008802100268" text:continue-numbering="true" text:style-name="L13">
        <text:list-item>
          <text:p text:style-name="P132"><text:span text:style-name="T25">INPUT: Set cutoff value on psi(M) / psi(M_max):</text:span></text:p>
          <text:list>
            <text:list-item>
              <text:p text:style-name="P133"><text:span text:style-name="T40">1e-</text:span><text:span text:style-name="T41">2</text:span><text:span text:style-name="T40">?</text:span></text:p>
              <text:p text:style-name="P92"><text:span text:style-name="T46"/></text:p>
            </text:list-item>
          </text:list>
        </text:list-item>
        <text:list-item>
          <text:p text:style-name="P92"><text:span text:style-name="T24">OUTPUT: Print cutoff value</text:span></text:p>
        </text:list-item>
        <text:list-item>
          <text:p text:style-name="P97"><text:soft-page-break/><text:span text:style-name="T24">INPUT: Assign lower and upper masses of the range</text:span></text:p>
        </text:list-item>
      </text:list>
      <text:p text:style-name="P93"><text:span text:style-name="T46"/></text:p>
      <text:list xml:id="list181009038125452" text:continue-numbering="true" text:style-name="L13">
        <text:list-item>
          <text:p text:style-name="P78"><text:span text:style-name="T46">PROCESS: Cycle through values of Delta</text:span></text:p>
          <text:p text:style-name="P78"><text:span text:style-name="T46"/></text:p>
          <text:list>
            <text:list-item>
              <text:p text:style-name="P76"><text:span text:style-name="T47">INPUT: Range of values of the PBH mass to use to estimate for the cutoff</text:span></text:p>
              <text:list>
                <text:list-item>
                  <text:p text:style-name="P95"><text:span text:style-name="T46">10**np.linspace(np.log10(m_c) – 3, np.log10(m_c) + 3)</text:span></text:p>
                </text:list-item>
              </text:list>
            </text:list-item>
          </text:list>
        </text:list-item>
      </text:list>
      <text:p text:style-name="P96"><text:span text:style-name="T46"/></text:p>
      <text:list xml:id="list181008561092373" text:continue-numbering="true" text:style-name="L13">
        <text:list-item>
          <text:list>
            <text:list-item>
              <text:p text:style-name="P133"><text:span text:style-name="T26">PROCESS: Estimate maximum value of the mass function </text:span><text:span text:style-name="T71">(using value</text:span><text:span text:style-name="T72">s</text:span><text:span text:style-name="T71"> of </text:span><text:span text:style-name="T73">sigma_range_min, </text:span><text:span text:style-name="T74">n_steps_min)</text:span></text:p>
              <text:p text:style-name="P76"><text:span text:style-name="T74"/></text:p>
            </text:list-item>
            <text:list-item>
              <text:p text:style-name="P133"><text:span text:style-name="T26">PROCESS: Calculate mass function (scaled to its maximum value) at the PBH masses to use to estimate the cutoff</text:span></text:p>
              <text:p text:style-name="P133"><text:span text:style-name="T26"/></text:p>
            </text:list-item>
            <text:list-item>
              <text:p text:style-name="P134"><text:span text:style-name="T28">OUTPUT: </text:span><text:span text:style-name="T27">Assign lower mass to the minimum value where the mass function is larger than the cutoff, and print</text:span></text:p>
              <text:p text:style-name="P134"><text:span text:style-name="T27"/></text:p>
            </text:list-item>
            <text:list-item>
              <text:p text:style-name="P134"><text:span text:style-name="T28">OUTPUT: </text:span><text:span text:style-name="T27">Assign upper mass to the maximum value where the mass function is larger than the cutoff, and print</text:span></text:p>
              <text:p text:style-name="P134"><text:span text:style-name="T27"/></text:p>
            </text:list-item>
          </text:list>
        </text:list-item>
        <text:list-item>
          <text:p text:style-name="P135"><text:span text:style-name="T28">OUTPUT: <text:s/>Save .txt file with corresponding mininum and maximum values for each value of Delta.</text:span></text:p>
          <text:list>
            <text:list-header>
              <text:p text:style-name="P134"><text:span text:style-name="T27"/></text:p>
            </text:list-header>
          </text:list>
        </text:list-item>
      </text:list>
      <text:p text:style-name="P147"><text:span text:style-name="T27"/></text:p>
      <text:p text:style-name="P77"><text:span text:style-name="T46"/></text:p>
      <text:p text:style-name="P106"><text:span text:style-name="T46">Make the range of values to include (the \pm 3) a variable?</text:span></text:p>
      <text:p text:style-name="P107"><text:span text:style-name="T46">Make this into a method?</text:span></text:p>
      <text:p text:style-name="P93"><text:span text:style-name="T46"/></text:p>
      <text:p text:style-name="P102"><text:span text:style-name="T46">Post-run check: Try different values of m_c. Check output is insensitive to the input value of m_c.</text:span></text:p>
      <text:p text:style-name="P6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00000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14:07:48.646581712</meta:creation-date>
    <dc:date>2023-03-01T18:10:07.620505636</dc:date>
    <meta:editing-duration>PT2H18M16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6" meta:paragraph-count="186" meta:word-count="1496" meta:character-count="8973" meta:non-whitespace-character-count="7736"/>
  </office:meta>
</office:document-meta>
</file>